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mel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u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ge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m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02:45:47.546843435</meta:creation-date>
    <dc:date>2014-08-29T02:49:09.237468280</dc:date>
    <meta:editing-duration>PT3M21S</meta:editing-duration>
    <meta:editing-cycles>1</meta:editing-cycles>
    <meta:document-statistic meta:table-count="1" meta:cell-count="12" meta:object-count="0"/>
    <meta:generator>LibreOffice/4.3.0.4$Linux_X86_64 LibreOffice_project/430m0$Build-4</meta:generator>
  </office:meta>
</office:document-meta>
</file>